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_32__20_Dots_20_1_20_Dash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color="#7e0021"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808cm" svg:y1="10.372cm" svg:x2="19.477cm" svg:y2="10.499cm">
          <text:p/>
        </draw:line>
        <draw:custom-shape draw:style-name="gr2" draw:text-style-name="P1" draw:layer="layout" svg:width="1.397cm" svg:height="1.175cm" svg:x="4.84cm" svg:y="9.76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2.194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7.841cm" svg:y="9.76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5.195cm" svg:y="7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10.842cm" svg:y="9.76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8.196cm" svg:y="7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175cm" svg:x="13.843cm" svg:y="9.7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78cm" svg:height="6.678cm" svg:x="11.197cm" svg:y="7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254cm" svg:y1="10.445cm" svg:x2="1.254cm" svg:y2="6.635cm">
          <text:p/>
        </draw:line>
        <draw:line draw:style-name="gr4" draw:text-style-name="P1" draw:layer="layout" svg:x1="18.754cm" svg:y1="10.446cm" svg:x2="18.754cm" svg:y2="6.636cm">
          <text:p/>
        </draw:line>
        <draw:custom-shape draw:style-name="gr5" draw:text-style-name="P1" draw:layer="layout" svg:width="7.493cm" svg:height="3.937cm" svg:x="2.248cm" svg:y="4.68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2:34:43.246833784</meta:creation-date>
    <dc:date>2016-04-28T12:56:10.737063963</dc:date>
    <meta:editing-duration>PT6M6S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